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fo:font-weight="bold" officeooo:rsid="002ea60d" officeooo:paragraph-rsid="002ea60d" style:font-weight-asian="bold" style:font-weight-complex="bold"/>
    </style:style>
    <style:style style:name="P3" style:family="paragraph" style:parent-style-name="Standard">
      <style:text-properties fo:font-size="16pt" officeooo:rsid="002ef7c0" officeooo:paragraph-rsid="002ef7c0"/>
    </style:style>
    <style:style style:name="P4" style:family="paragraph" style:parent-style-name="Standard">
      <style:text-properties fo:font-size="16pt" officeooo:rsid="002f7945" officeooo:paragraph-rsid="002f7945"/>
    </style:style>
    <style:style style:name="P5" style:family="paragraph" style:parent-style-name="Standard">
      <style:text-properties fo:font-size="16pt" officeooo:rsid="00308923" officeooo:paragraph-rsid="00308923"/>
    </style:style>
    <style:style style:name="P6" style:family="paragraph" style:parent-style-name="Standard">
      <style:text-properties fo:font-size="16pt" officeooo:rsid="0030dc7e" officeooo:paragraph-rsid="0030dc7e"/>
    </style:style>
    <style:style style:name="P7" style:family="paragraph" style:parent-style-name="Standard">
      <style:text-properties fo:font-size="16pt" officeooo:rsid="0032fefe" officeooo:paragraph-rsid="0032fefe"/>
    </style:style>
    <style:style style:name="P8" style:family="paragraph" style:parent-style-name="Standard">
      <style:text-properties fo:font-size="16pt" officeooo:rsid="00334f05" officeooo:paragraph-rsid="00334f05"/>
    </style:style>
    <style:style style:name="P9" style:family="paragraph" style:parent-style-name="Standard">
      <style:text-properties fo:font-size="16pt" officeooo:rsid="00342680" officeooo:paragraph-rsid="00342680"/>
    </style:style>
    <style:style style:name="P10" style:family="paragraph" style:parent-style-name="Standard">
      <style:text-properties fo:font-size="16pt" officeooo:rsid="0035a66e" officeooo:paragraph-rsid="0035a66e"/>
    </style:style>
    <style:style style:name="P11" style:family="paragraph" style:parent-style-name="Standard">
      <style:text-properties fo:font-size="16pt" officeooo:rsid="00398e3d" officeooo:paragraph-rsid="00398e3d"/>
    </style:style>
    <style:style style:name="P12" style:family="paragraph" style:parent-style-name="Standard">
      <style:text-properties fo:font-size="16pt" officeooo:rsid="003a47df" officeooo:paragraph-rsid="003a47df"/>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lassifikation der Maschinen</text:p>
      <text:p text:style-name="P1"/>
      <text:p text:style-name="P3">In diesem Artikel geht es darum, „Computing Machinery“ zu klassifizieren.</text:p>
      <text:p text:style-name="P3"/>
      <text:p text:style-name="P4">Wir beschränken uns dabei auf „computing machinery“, also keine mechanischen Teile. Das ist ein separates Thema, das im „Dharma“ behandelt wird.</text:p>
      <text:p text:style-name="P4"/>
      <text:p text:style-name="P5">Genau, also: computing machinery. Zuerst ist es einmal hilfreich, die teile einer Computing Machinery aufzulisten.</text:p>
      <text:p text:style-name="P5"/>
      <text:p text:style-name="P6">Ich habe dazu irgendwo schon einmal ein diagramm gemacht. Bei gelegenheit verlinke ich es hier. Im wesentlichen gibt es: Festspeicher, RAM, CPU, Netzwerk, Peripherie.</text:p>
      <text:p text:style-name="P6"/>
      <text:p text:style-name="P7">Wie gesagt, haben diese bauteile jeweils eigene Zwecke, und Konstruktionswege. Über diese, die doch sehr interessant sind, werde ich definitiv noch sprechen, aber nicht jetzt.</text:p>
      <text:p text:style-name="P7"/>
      <text:p text:style-name="P8">Also, nehmen wir an, wir haben den Bau der Hardware betrachtet. Nun kommen wir zur Software.</text:p>
      <text:p text:style-name="P9">Durch die besondere Bauweise der Hardware ergibt sich eben auch eine gewisse Funktion, ein Zweck.</text:p>
      <text:p text:style-name="P9"/>
      <text:p text:style-name="P10">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10"/>
      <text:p text:style-name="P11">Beim Festspeicher ist der Zweck ebenfalls die Lagerung von Daten. Beim Netzwerk ist es die Übertragung von Daten.</text:p>
      <text:p text:style-name="P12"><text:soft-page-break/>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Nachricht“, also Daten, zu schicken, und diese dann für längere Zeit einzulagern. Damit beschäftigt sich das E-Mail system. Ich schreibe auch dazu etwas.</text:span></text:p>
      <text:p text:style-name="P12"/>
      <text:p text:style-name="P12"/>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1:37:56.247834559</dc:date>
    <meta:editing-duration>PT17M3S</meta:editing-duration>
    <meta:editing-cycles>37</meta:editing-cycles>
    <meta:document-statistic meta:table-count="0" meta:image-count="0" meta:object-count="0" meta:page-count="2" meta:paragraph-count="11" meta:word-count="287" meta:character-count="1888" meta:non-whitespace-character-count="1612"/>
  </office:meta>
</office:document-meta>
</file>